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tan</mi>
      <mo stretchy="false">ψ</mo>
      <mrow>
        <mi/>
        <mo stretchy="false">=</mo>
        <mi/>
      </mrow>
      <mfrac>
        <mrow>
          <msqrt>
            <mrow>
              <msup>
                <mi>sin</mi>
                <mn>2</mn>
              </msup>
              <msub>
                <mo stretchy="false">ϑ</mo>
                <mn>1</mn>
              </msub>
              <mrow>
                <mi/>
                <mo stretchy="false">−</mo>
                <mi/>
              </mrow>
              <msup>
                <mi>sin</mi>
                <mn>2</mn>
              </msup>
              <msub>
                <mo stretchy="false">ϑ</mo>
                <mtext>g</mtext>
              </msub>
            </mrow>
          </msqrt>
        </mrow>
        <mrow>
          <mi>cos</mi>
          <msub>
            <mo stretchy="false">ϑ</mo>
            <mn>1</mn>
          </msub>
        </mrow>
      </mfrac>
    </mrow>
    <annotation encoding="StarMath 5.0">tan %ipsi `=` {sqrt{sin^2 %ivartheta _1 `-` sin^2 %ivartheta _"g"}} over {cos %ivartheta _1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2:41:59.349000000</meta:creation-date>
    <meta:generator>LibreOffice/4.1.4.2$Windows_x86 LibreOffice_project/0a0440ccc0227ad9829de5f46be37cfb6edcf72</meta:generator>
  </office:meta>
</office:document-meta>
</file>